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5.754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2" office:value-type="string">
            <text:p>perm_read</text:p>
          </table:table-cell>
          <table:table-cell table:style-name="ce12" office:value-type="string">
            <text:p>perm_write</text:p>
          </table:table-cell>
          <table:table-cell table:style-name="ce12" office:value-type="string">
            <text:p>perm_create</text:p>
          </table:table-cell>
          <table:table-cell table:style-name="ce12" office:value-type="string">
            <text:p>perm_unlink</text:p>
          </table:table-cell>
          <table:table-cell table:style-name="ce14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users_kemas_manager">
            <text:p>access_base_res_users_kemas_manage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ir_sequence_kemas_manager">
            <text:p>access_base_ir_sequence_kemas_manage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type_kemas_manager">
            <text:p>access_base_ir_sequence_type_kemas_manage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report_aeroo_report_mimetypes_kemas_manager">
            <text:p>access_report_aeroo_report_mimetypes_kemas_manager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9];&quot;.&quot;;&quot;_&quot;); &quot;_&quot; ;RIGHT([.D9];LEN([.D9])-FIND(&quot;_&quot;;[.D9]))          )" office:value-type="string" office:string-value="access_kemas_func_kemas_manager">
            <text:p>access_kemas_func_kemas_manager</text:p>
          </table:table-cell>
          <table:table-cell table:style-name="ce5" office:value-type="string">
            <text:p>kemas.func</text:p>
          </table:table-cell>
          <table:table-cell table:style-name="ce5" table:formula="of:=CONCATENATE(LEFT([.B9];FIND(&quot;.&quot;;[.B9])); &quot;model_&quot;;  SUBSTITUTE([.B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];&quot;.&quot;;&quot;_&quot;); &quot;_&quot; ;RIGHT([.D10];LEN([.D10])-FIND(&quot;_&quot;;[.D10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5" table:formula="of:=CONCATENATE(LEFT([.B10];FIND(&quot;.&quot;;[.B10])); &quot;model_&quot;;  SUBSTITUTE([.B1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];&quot;.&quot;;&quot;_&quot;); &quot;_&quot; ;RIGHT([.D11];LEN([.D11])-FIND(&quot;_&quot;;[.D11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5" table:formula="of:=CONCATENATE(LEFT([.B11];FIND(&quot;.&quot;;[.B11])); &quot;model_&quot;;  SUBSTITUTE([.B1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];&quot;.&quot;;&quot;_&quot;); &quot;_&quot; ;RIGHT([.D12];LEN([.D12])-FIND(&quot;_&quot;;[.D12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5" table:formula="of:=CONCATENATE(LEFT([.B12];FIND(&quot;.&quot;;[.B12])); &quot;model_&quot;;  SUBSTITUTE([.B1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];&quot;.&quot;;&quot;_&quot;); &quot;_&quot; ;RIGHT([.D13];LEN([.D13])-FIND(&quot;_&quot;;[.D13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5" table:formula="of:=CONCATENATE(LEFT([.B13];FIND(&quot;.&quot;;[.B13])); &quot;model_&quot;;  SUBSTITUTE([.B1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];&quot;.&quot;;&quot;_&quot;); &quot;_&quot; ;RIGHT([.D14];LEN([.D14])-FIND(&quot;_&quot;;[.D14]))          )" office:value-type="string" office:string-value="access_kemas_collaborator_work_completed_kemas_manager">
            <text:p>access_kemas_collaborator_work_completed_kemas_manager</text:p>
          </table:table-cell>
          <table:table-cell office:value-type="string">
            <text:p>kemas.collaborator.work.completed</text:p>
          </table:table-cell>
          <table:table-cell table:style-name="ce5" table:formula="of:=CONCATENATE(LEFT([.B14];FIND(&quot;.&quot;;[.B14])); &quot;model_&quot;;  SUBSTITUTE([.B14];&quot;.&quot;;&quot;_&quot;)          )" office:value-type="string" office:string-value="kemas.model_kemas_collaborator_work_completed">
            <text:p>kemas.model_kemas_collaborator_work_completed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];&quot;.&quot;;&quot;_&quot;); &quot;_&quot; ;RIGHT([.D15];LEN([.D15])-FIND(&quot;_&quot;;[.D15]))          )" office:value-type="string" office:string-value="access_kemas_collaborator_work_kemas_manager">
            <text:p>access_kemas_collaborator_work_kemas_manager</text:p>
          </table:table-cell>
          <table:table-cell office:value-type="string">
            <text:p>kemas.collaborator.work</text:p>
          </table:table-cell>
          <table:table-cell table:style-name="ce5" table:formula="of:=CONCATENATE(LEFT([.B15];FIND(&quot;.&quot;;[.B15])); &quot;model_&quot;;  SUBSTITUTE([.B15];&quot;.&quot;;&quot;_&quot;)          )" office:value-type="string" office:string-value="kemas.model_kemas_collaborator_work">
            <text:p>kemas.model_kemas_collaborator_work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];&quot;.&quot;;&quot;_&quot;); &quot;_&quot; ;RIGHT([.D16];LEN([.D16])-FIND(&quot;_&quot;;[.D16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5" table:formula="of:=CONCATENATE(LEFT([.B16];FIND(&quot;.&quot;;[.B16])); &quot;model_&quot;;  SUBSTITUTE([.B1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7];&quot;.&quot;;&quot;_&quot;); &quot;_&quot; ;RIGHT([.D17];LEN([.D17])-FIND(&quot;_&quot;;[.D17]))          )" office:value-type="string" office:string-value="access_kemas_school4d_stage_kemas_manager">
            <text:p>access_kemas_school4d_stage_kemas_manage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7];FIND(&quot;.&quot;;[.B17])); &quot;model_&quot;;  SUBSTITUTE([.B1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];&quot;.&quot;;&quot;_&quot;); &quot;_&quot; ;RIGHT([.D18];LEN([.D18])-FIND(&quot;_&quot;;[.D18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5" table:formula="of:=CONCATENATE(LEFT([.B18];FIND(&quot;.&quot;;[.B18])); &quot;model_&quot;;  SUBSTITUTE([.B1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9];&quot;.&quot;;&quot;_&quot;); &quot;_&quot; ;RIGHT([.D19];LEN([.D19])-FIND(&quot;_&quot;;[.D19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5" table:formula="of:=CONCATENATE(LEFT([.B19];FIND(&quot;.&quot;;[.B19])); &quot;model_&quot;;  SUBSTITUTE([.B1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20];&quot;.&quot;;&quot;_&quot;); &quot;_&quot; ;RIGHT([.D20];LEN([.D20])-FIND(&quot;_&quot;;[.D20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5" table:formula="of:=CONCATENATE(LEFT([.B20];FIND(&quot;.&quot;;[.B20])); &quot;model_&quot;;  SUBSTITUTE([.B2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];&quot;.&quot;;&quot;_&quot;); &quot;_&quot; ;RIGHT([.D21];LEN([.D21])-FIND(&quot;_&quot;;[.D21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5" table:formula="of:=CONCATENATE(LEFT([.B21];FIND(&quot;.&quot;;[.B21])); &quot;model_&quot;;  SUBSTITUTE([.B2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];&quot;.&quot;;&quot;_&quot;); &quot;_&quot; ;RIGHT([.D22];LEN([.D22])-FIND(&quot;_&quot;;[.D22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5" table:formula="of:=CONCATENATE(LEFT([.B22];FIND(&quot;.&quot;;[.B22])); &quot;model_&quot;;  SUBSTITUTE([.B2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];&quot;.&quot;;&quot;_&quot;); &quot;_&quot; ;RIGHT([.D23];LEN([.D23])-FIND(&quot;_&quot;;[.D23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5" table:formula="of:=CONCATENATE(LEFT([.B23];FIND(&quot;.&quot;;[.B23])); &quot;model_&quot;;  SUBSTITUTE([.B2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];&quot;.&quot;;&quot;_&quot;); &quot;_&quot; ;RIGHT([.D24];LEN([.D24])-FIND(&quot;_&quot;;[.D24]))          )" office:value-type="string" office:string-value="access_kemas_recording_series_kemas_manager">
            <text:p>access_kemas_recording_series_kemas_manage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4];FIND(&quot;.&quot;;[.B24])); &quot;model_&quot;;  SUBSTITUTE([.B2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];&quot;.&quot;;&quot;_&quot;); &quot;_&quot; ;RIGHT([.D25];LEN([.D25])-FIND(&quot;_&quot;;[.D25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5" table:formula="of:=CONCATENATE(LEFT([.B25];FIND(&quot;.&quot;;[.B25])); &quot;model_&quot;;  SUBSTITUTE([.B2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];&quot;.&quot;;&quot;_&quot;); &quot;_&quot; ;RIGHT([.D26];LEN([.D26])-FIND(&quot;_&quot;;[.D26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5" table:formula="of:=CONCATENATE(LEFT([.B26];FIND(&quot;.&quot;;[.B26])); &quot;model_&quot;;  SUBSTITUTE([.B2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];&quot;.&quot;;&quot;_&quot;); &quot;_&quot; ;RIGHT([.D27];LEN([.D27])-FIND(&quot;_&quot;;[.D27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5" table:formula="of:=CONCATENATE(LEFT([.B27];FIND(&quot;.&quot;;[.B27])); &quot;model_&quot;;  SUBSTITUTE([.B2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];&quot;.&quot;;&quot;_&quot;); &quot;_&quot; ;RIGHT([.D28];LEN([.D28])-FIND(&quot;_&quot;;[.D28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5" table:formula="of:=CONCATENATE(LEFT([.B28];FIND(&quot;.&quot;;[.B28])); &quot;model_&quot;;  SUBSTITUTE([.B2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];&quot;.&quot;;&quot;_&quot;); &quot;_&quot; ;RIGHT([.D29];LEN([.D29])-FIND(&quot;_&quot;;[.D29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5" table:formula="of:=CONCATENATE(LEFT([.B29];FIND(&quot;.&quot;;[.B29])); &quot;model_&quot;;  SUBSTITUTE([.B2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0];&quot;.&quot;;&quot;_&quot;); &quot;_&quot; ;RIGHT([.D30];LEN([.D30])-FIND(&quot;_&quot;;[.D30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5" table:formula="of:=CONCATENATE(LEFT([.B30];FIND(&quot;.&quot;;[.B30])); &quot;model_&quot;;  SUBSTITUTE([.B3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1];&quot;.&quot;;&quot;_&quot;); &quot;_&quot; ;RIGHT([.D31];LEN([.D31])-FIND(&quot;_&quot;;[.D31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5" table:formula="of:=CONCATENATE(LEFT([.B31];FIND(&quot;.&quot;;[.B31])); &quot;model_&quot;;  SUBSTITUTE([.B3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2];&quot;.&quot;;&quot;_&quot;); &quot;_&quot; ;RIGHT([.D32];LEN([.D32])-FIND(&quot;_&quot;;[.D32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5" table:formula="of:=CONCATENATE(LEFT([.B32];FIND(&quot;.&quot;;[.B32])); &quot;model_&quot;;  SUBSTITUTE([.B3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3];&quot;.&quot;;&quot;_&quot;); &quot;_&quot; ;RIGHT([.D33];LEN([.D33])-FIND(&quot;_&quot;;[.D33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5" table:formula="of:=CONCATENATE(LEFT([.B33];FIND(&quot;.&quot;;[.B33])); &quot;model_&quot;;  SUBSTITUTE([.B3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4];&quot;.&quot;;&quot;_&quot;); &quot;_&quot; ;RIGHT([.D34];LEN([.D34])-FIND(&quot;_&quot;;[.D34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5" table:formula="of:=CONCATENATE(LEFT([.B34];FIND(&quot;.&quot;;[.B34])); &quot;model_&quot;;  SUBSTITUTE([.B3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5];&quot;.&quot;;&quot;_&quot;); &quot;_&quot; ;RIGHT([.D35];LEN([.D35])-FIND(&quot;_&quot;;[.D35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35];FIND(&quot;.&quot;;[.B35])); &quot;model_&quot;;  SUBSTITUTE([.B3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6];&quot;.&quot;;&quot;_&quot;); &quot;_&quot; ;RIGHT([.D36];LEN([.D36])-FIND(&quot;_&quot;;[.D36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5" table:formula="of:=CONCATENATE(LEFT([.B36];FIND(&quot;.&quot;;[.B36])); &quot;model_&quot;;  SUBSTITUTE([.B3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7];&quot;.&quot;;&quot;_&quot;); &quot;_&quot; ;RIGHT([.D37];LEN([.D37])-FIND(&quot;_&quot;;[.D37]))          )" office:value-type="string" office:string-value="access_kemas_web_site_kemas_manager">
            <text:p>access_kemas_web_site_kemas_manage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37];FIND(&quot;.&quot;;[.B37])); &quot;model_&quot;;  SUBSTITUTE([.B3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8];&quot;.&quot;;&quot;_&quot;); &quot;_&quot; ;RIGHT([.D38];LEN([.D38])-FIND(&quot;_&quot;;[.D38]))          )" office:value-type="string" office:string-value="access_kemas_collaborator_web_site_kemas_manager">
            <text:p>access_kemas_collaborator_web_site_kemas_manage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38];FIND(&quot;.&quot;;[.B38])); &quot;model_&quot;;  SUBSTITUTE([.B3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9];&quot;.&quot;;&quot;_&quot;); &quot;_&quot; ;RIGHT([.D39];LEN([.D39])-FIND(&quot;_&quot;;[.D39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5" table:formula="of:=CONCATENATE(LEFT([.B39];FIND(&quot;.&quot;;[.B39])); &quot;model_&quot;;  SUBSTITUTE([.B39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0];&quot;.&quot;;&quot;_&quot;); &quot;_&quot; ;RIGHT([.D40];LEN([.D40])-FIND(&quot;_&quot;;[.D40]))          )" office:value-type="string" office:string-value="access_kemas_team_kemas_manager">
            <text:p>access_kemas_team_kemas_manage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40];FIND(&quot;.&quot;;[.B40])); &quot;model_&quot;;  SUBSTITUTE([.B4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42];&quot;.&quot;;&quot;_&quot;); &quot;_&quot; ;RIGHT([.D42];LEN([.D42])-FIND(&quot;_&quot;;[.D42]))          )" office:value-type="string" office:string-value="access_base_res_country_kemas_collaborator">
            <text:p>access_base_res_country_kemas_collaborato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42];FIND(&quot;.&quot;;[.B42])); &quot;model_&quot;;  SUBSTITUTE(RIGHT([.B42];LEN([.B42])-FIND(&quot;.&quot;;[.B4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3];&quot;.&quot;;&quot;_&quot;); &quot;_&quot; ;RIGHT([.D43];LEN([.D43])-FIND(&quot;_&quot;;[.D43]))          )" office:value-type="string" office:string-value="access_base_res_country_state_kemas_collaborator">
            <text:p>access_base_res_country_state_kemas_collaborato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43];FIND(&quot;.&quot;;[.B43])); &quot;model_&quot;;  SUBSTITUTE(RIGHT([.B43];LEN([.B43])-FIND(&quot;.&quot;;[.B4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4];&quot;.&quot;;&quot;_&quot;); &quot;_&quot; ;RIGHT([.D44];LEN([.D44])-FIND(&quot;_&quot;;[.D44]))          )" office:value-type="string" office:string-value="access_base_res_partner_kemas_collaborator">
            <text:p>access_base_res_partner_kemas_collaborato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4];FIND(&quot;.&quot;;[.B44])); &quot;model_&quot;;  SUBSTITUTE(RIGHT([.B44];LEN([.B44])-FIND(&quot;.&quot;;[.B4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5];&quot;.&quot;;&quot;_&quot;); &quot;_&quot; ;RIGHT([.D45];LEN([.D45])-FIND(&quot;_&quot;;[.D45]))          )" office:value-type="string" office:string-value="access_base_res_users_kemas_collaborator">
            <text:p>access_base_res_users_kemas_collaborato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45];FIND(&quot;.&quot;;[.B45])); &quot;model_&quot;;  SUBSTITUTE(RIGHT([.B45];LEN([.B45])-FIND(&quot;.&quot;;[.B4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6];&quot;.&quot;;&quot;_&quot;); &quot;_&quot; ;RIGHT([.D46];LEN([.D46])-FIND(&quot;_&quot;;[.D46]))          )" office:value-type="string" office:string-value="access_base_ir_sequence_kemas_collaborator">
            <text:p>access_base_ir_sequence_kemas_collaborato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46];FIND(&quot;.&quot;;[.B46])); &quot;model_&quot;;  SUBSTITUTE(RIGHT([.B46];LEN([.B46])-FIND(&quot;.&quot;;[.B4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7];&quot;.&quot;;&quot;_&quot;); &quot;_&quot; ;RIGHT([.D47];LEN([.D47])-FIND(&quot;_&quot;;[.D47]))          )" office:value-type="string" office:string-value="access_base_ir_sequence_type_kemas_collaborator">
            <text:p>access_base_ir_sequence_type_kemas_collaborato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47];FIND(&quot;.&quot;;[.B47])); &quot;model_&quot;;  SUBSTITUTE(RIGHT([.B47];LEN([.B47])-FIND(&quot;.&quot;;[.B4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48];&quot;.&quot;;&quot;_&quot;); &quot;_&quot; ;RIGHT([.D48];LEN([.D48])-FIND(&quot;_&quot;;[.D48]))          )" office:value-type="string" office:string-value="access_report_aeroo_report_mimetypes_kemas_collaborator">
            <text:p>access_report_aeroo_report_mimetypes_kemas_collaborator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48];FIND(&quot;.&quot;;[.B48])); &quot;model_&quot;;  SUBSTITUTE(RIGHT([.B48];LEN([.B48])-FIND(&quot;.&quot;;[.B4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49];&quot;.&quot;;&quot;_&quot;); &quot;_&quot; ;RIGHT([.D49];LEN([.D49])-FIND(&quot;_&quot;;[.D49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5" table:formula="of:=CONCATENATE(LEFT([.B49];FIND(&quot;.&quot;;[.B49])); &quot;model_&quot;;  SUBSTITUTE([.B4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0];&quot;.&quot;;&quot;_&quot;); &quot;_&quot; ;RIGHT([.D50];LEN([.D50])-FIND(&quot;_&quot;;[.D50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5" table:formula="of:=CONCATENATE(LEFT([.B50];FIND(&quot;.&quot;;[.B50])); &quot;model_&quot;;  SUBSTITUTE([.B5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1];&quot;.&quot;;&quot;_&quot;); &quot;_&quot; ;RIGHT([.D51];LEN([.D51])-FIND(&quot;_&quot;;[.D51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5" table:formula="of:=CONCATENATE(LEFT([.B51];FIND(&quot;.&quot;;[.B51])); &quot;model_&quot;;  SUBSTITUTE([.B5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2];&quot;.&quot;;&quot;_&quot;); &quot;_&quot; ;RIGHT([.D52];LEN([.D52])-FIND(&quot;_&quot;;[.D52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5" table:formula="of:=CONCATENATE(LEFT([.B52];FIND(&quot;.&quot;;[.B52])); &quot;model_&quot;;  SUBSTITUTE([.B5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3];&quot;.&quot;;&quot;_&quot;); &quot;_&quot; ;RIGHT([.D53];LEN([.D53])-FIND(&quot;_&quot;;[.D53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5" table:formula="of:=CONCATENATE(LEFT([.B53];FIND(&quot;.&quot;;[.B53])); &quot;model_&quot;;  SUBSTITUTE([.B5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4];&quot;.&quot;;&quot;_&quot;); &quot;_&quot; ;RIGHT([.D54];LEN([.D54])-FIND(&quot;_&quot;;[.D54]))          )" office:value-type="string" office:string-value="access_kemas_collaborator_work_completed_kemas_collaborator">
            <text:p>access_kemas_collaborator_work_completed_kemas_collaborator</text:p>
          </table:table-cell>
          <table:table-cell office:value-type="string">
            <text:p>kemas.collaborator.work.completed</text:p>
          </table:table-cell>
          <table:table-cell table:style-name="ce5" table:formula="of:=CONCATENATE(LEFT([.B54];FIND(&quot;.&quot;;[.B54])); &quot;model_&quot;;  SUBSTITUTE([.B54];&quot;.&quot;;&quot;_&quot;)          )" office:value-type="string" office:string-value="kemas.model_kemas_collaborator_work_completed">
            <text:p>kemas.model_kemas_collaborator_work_completed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5];&quot;.&quot;;&quot;_&quot;); &quot;_&quot; ;RIGHT([.D55];LEN([.D55])-FIND(&quot;_&quot;;[.D55]))          )" office:value-type="string" office:string-value="access_kemas_collaborator_work_kemas_collaborator">
            <text:p>access_kemas_collaborator_work_kemas_collaborator</text:p>
          </table:table-cell>
          <table:table-cell office:value-type="string">
            <text:p>kemas.collaborator.work</text:p>
          </table:table-cell>
          <table:table-cell table:style-name="ce5" table:formula="of:=CONCATENATE(LEFT([.B55];FIND(&quot;.&quot;;[.B55])); &quot;model_&quot;;  SUBSTITUTE([.B55];&quot;.&quot;;&quot;_&quot;)          )" office:value-type="string" office:string-value="kemas.model_kemas_collaborator_work">
            <text:p>kemas.model_kemas_collaborator_work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6];&quot;.&quot;;&quot;_&quot;); &quot;_&quot; ;RIGHT([.D56];LEN([.D56])-FIND(&quot;_&quot;;[.D56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5" table:formula="of:=CONCATENATE(LEFT([.B56];FIND(&quot;.&quot;;[.B56])); &quot;model_&quot;;  SUBSTITUTE([.B5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7];&quot;.&quot;;&quot;_&quot;); &quot;_&quot; ;RIGHT([.D57];LEN([.D57])-FIND(&quot;_&quot;;[.D57]))          )" office:value-type="string" office:string-value="access_kemas_school4d_stage_kemas_collaborator">
            <text:p>access_kemas_school4d_stage_kemas_collaborato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57];FIND(&quot;.&quot;;[.B57])); &quot;model_&quot;;  SUBSTITUTE([.B5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58];&quot;.&quot;;&quot;_&quot;); &quot;_&quot; ;RIGHT([.D58];LEN([.D58])-FIND(&quot;_&quot;;[.D58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5" table:formula="of:=CONCATENATE(LEFT([.B58];FIND(&quot;.&quot;;[.B58])); &quot;model_&quot;;  SUBSTITUTE([.B5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59];&quot;.&quot;;&quot;_&quot;); &quot;_&quot; ;RIGHT([.D59];LEN([.D59])-FIND(&quot;_&quot;;[.D59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5" table:formula="of:=CONCATENATE(LEFT([.B59];FIND(&quot;.&quot;;[.B59])); &quot;model_&quot;;  SUBSTITUTE([.B5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60];&quot;.&quot;;&quot;_&quot;); &quot;_&quot; ;RIGHT([.D60];LEN([.D60])-FIND(&quot;_&quot;;[.D60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5" table:formula="of:=CONCATENATE(LEFT([.B60];FIND(&quot;.&quot;;[.B60])); &quot;model_&quot;;  SUBSTITUTE([.B6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1];&quot;.&quot;;&quot;_&quot;); &quot;_&quot; ;RIGHT([.D61];LEN([.D61])-FIND(&quot;_&quot;;[.D61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5" table:formula="of:=CONCATENATE(LEFT([.B61];FIND(&quot;.&quot;;[.B61])); &quot;model_&quot;;  SUBSTITUTE([.B6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2];&quot;.&quot;;&quot;_&quot;); &quot;_&quot; ;RIGHT([.D62];LEN([.D62])-FIND(&quot;_&quot;;[.D62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5" table:formula="of:=CONCATENATE(LEFT([.B62];FIND(&quot;.&quot;;[.B62])); &quot;model_&quot;;  SUBSTITUTE([.B6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3];&quot;.&quot;;&quot;_&quot;); &quot;_&quot; ;RIGHT([.D63];LEN([.D63])-FIND(&quot;_&quot;;[.D63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5" table:formula="of:=CONCATENATE(LEFT([.B63];FIND(&quot;.&quot;;[.B63])); &quot;model_&quot;;  SUBSTITUTE([.B6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4];&quot;.&quot;;&quot;_&quot;); &quot;_&quot; ;RIGHT([.D64];LEN([.D64])-FIND(&quot;_&quot;;[.D64]))          )" office:value-type="string" office:string-value="access_kemas_recording_series_kemas_collaborator">
            <text:p>access_kemas_recording_series_kemas_collaborato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64];FIND(&quot;.&quot;;[.B64])); &quot;model_&quot;;  SUBSTITUTE([.B6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5];&quot;.&quot;;&quot;_&quot;); &quot;_&quot; ;RIGHT([.D65];LEN([.D65])-FIND(&quot;_&quot;;[.D65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5" table:formula="of:=CONCATENATE(LEFT([.B65];FIND(&quot;.&quot;;[.B65])); &quot;model_&quot;;  SUBSTITUTE([.B6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6];&quot;.&quot;;&quot;_&quot;); &quot;_&quot; ;RIGHT([.D66];LEN([.D66])-FIND(&quot;_&quot;;[.D66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5" table:formula="of:=CONCATENATE(LEFT([.B66];FIND(&quot;.&quot;;[.B66])); &quot;model_&quot;;  SUBSTITUTE([.B6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7];&quot;.&quot;;&quot;_&quot;); &quot;_&quot; ;RIGHT([.D67];LEN([.D67])-FIND(&quot;_&quot;;[.D67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5" table:formula="of:=CONCATENATE(LEFT([.B67];FIND(&quot;.&quot;;[.B67])); &quot;model_&quot;;  SUBSTITUTE([.B6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8];&quot;.&quot;;&quot;_&quot;); &quot;_&quot; ;RIGHT([.D68];LEN([.D68])-FIND(&quot;_&quot;;[.D68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5" table:formula="of:=CONCATENATE(LEFT([.B68];FIND(&quot;.&quot;;[.B68])); &quot;model_&quot;;  SUBSTITUTE([.B6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9];&quot;.&quot;;&quot;_&quot;); &quot;_&quot; ;RIGHT([.D69];LEN([.D69])-FIND(&quot;_&quot;;[.D69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5" table:formula="of:=CONCATENATE(LEFT([.B69];FIND(&quot;.&quot;;[.B69])); &quot;model_&quot;;  SUBSTITUTE([.B6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0];&quot;.&quot;;&quot;_&quot;); &quot;_&quot; ;RIGHT([.D70];LEN([.D70])-FIND(&quot;_&quot;;[.D70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5" table:formula="of:=CONCATENATE(LEFT([.B70];FIND(&quot;.&quot;;[.B70])); &quot;model_&quot;;  SUBSTITUTE([.B7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1];&quot;.&quot;;&quot;_&quot;); &quot;_&quot; ;RIGHT([.D71];LEN([.D71])-FIND(&quot;_&quot;;[.D71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5" table:formula="of:=CONCATENATE(LEFT([.B71];FIND(&quot;.&quot;;[.B71])); &quot;model_&quot;;  SUBSTITUTE([.B7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2];&quot;.&quot;;&quot;_&quot;); &quot;_&quot; ;RIGHT([.D72];LEN([.D72])-FIND(&quot;_&quot;;[.D72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5" table:formula="of:=CONCATENATE(LEFT([.B72];FIND(&quot;.&quot;;[.B72])); &quot;model_&quot;;  SUBSTITUTE([.B7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3];&quot;.&quot;;&quot;_&quot;); &quot;_&quot; ;RIGHT([.D73];LEN([.D73])-FIND(&quot;_&quot;;[.D73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5" table:formula="of:=CONCATENATE(LEFT([.B73];FIND(&quot;.&quot;;[.B73])); &quot;model_&quot;;  SUBSTITUTE([.B7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4];&quot;.&quot;;&quot;_&quot;); &quot;_&quot; ;RIGHT([.D74];LEN([.D74])-FIND(&quot;_&quot;;[.D74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5" table:formula="of:=CONCATENATE(LEFT([.B74];FIND(&quot;.&quot;;[.B74])); &quot;model_&quot;;  SUBSTITUTE([.B7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5];&quot;.&quot;;&quot;_&quot;); &quot;_&quot; ;RIGHT([.D75];LEN([.D75])-FIND(&quot;_&quot;;[.D75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75];FIND(&quot;.&quot;;[.B75])); &quot;model_&quot;;  SUBSTITUTE([.B7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6];&quot;.&quot;;&quot;_&quot;); &quot;_&quot; ;RIGHT([.D76];LEN([.D76])-FIND(&quot;_&quot;;[.D76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5" table:formula="of:=CONCATENATE(LEFT([.B76];FIND(&quot;.&quot;;[.B76])); &quot;model_&quot;;  SUBSTITUTE([.B7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7];&quot;.&quot;;&quot;_&quot;); &quot;_&quot; ;RIGHT([.D77];LEN([.D77])-FIND(&quot;_&quot;;[.D77]))          )" office:value-type="string" office:string-value="access_kemas_web_site_kemas_collaborator">
            <text:p>access_kemas_web_site_kemas_collaborato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77];FIND(&quot;.&quot;;[.B77])); &quot;model_&quot;;  SUBSTITUTE([.B7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8];&quot;.&quot;;&quot;_&quot;); &quot;_&quot; ;RIGHT([.D78];LEN([.D78])-FIND(&quot;_&quot;;[.D78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78];FIND(&quot;.&quot;;[.B78])); &quot;model_&quot;;  SUBSTITUTE([.B7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9];&quot;.&quot;;&quot;_&quot;); &quot;_&quot; ;RIGHT([.D79];LEN([.D79])-FIND(&quot;_&quot;;[.D79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5" table:formula="of:=CONCATENATE(LEFT([.B79];FIND(&quot;.&quot;;[.B79])); &quot;model_&quot;;  SUBSTITUTE([.B79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0];&quot;.&quot;;&quot;_&quot;); &quot;_&quot; ;RIGHT([.D80];LEN([.D80])-FIND(&quot;_&quot;;[.D80]))          )" office:value-type="string" office:string-value="access_kemas_team_kemas_collaborator">
            <text:p>access_kemas_team_kemas_collaborato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80];FIND(&quot;.&quot;;[.B80])); &quot;model_&quot;;  SUBSTITUTE([.B8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82];&quot;.&quot;;&quot;_&quot;); &quot;_&quot; ;RIGHT([.D82];LEN([.D82])-FIND(&quot;_&quot;;[.D82]))          )" office:value-type="string" office:string-value="access_base_res_country_kemas_register_attedance">
            <text:p>access_base_res_country_kemas_register_attedance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82];FIND(&quot;.&quot;;[.B82])); &quot;model_&quot;;  SUBSTITUTE(RIGHT([.B82];LEN([.B82])-FIND(&quot;.&quot;;[.B8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3];&quot;.&quot;;&quot;_&quot;); &quot;_&quot; ;RIGHT([.D83];LEN([.D83])-FIND(&quot;_&quot;;[.D83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83];FIND(&quot;.&quot;;[.B83])); &quot;model_&quot;;  SUBSTITUTE(RIGHT([.B83];LEN([.B83])-FIND(&quot;.&quot;;[.B8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4];&quot;.&quot;;&quot;_&quot;); &quot;_&quot; ;RIGHT([.D84];LEN([.D84])-FIND(&quot;_&quot;;[.D84]))          )" office:value-type="string" office:string-value="access_base_res_partner_kemas_register_attedance">
            <text:p>access_base_res_partner_kemas_register_attedance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84];FIND(&quot;.&quot;;[.B84])); &quot;model_&quot;;  SUBSTITUTE(RIGHT([.B84];LEN([.B84])-FIND(&quot;.&quot;;[.B8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5];&quot;.&quot;;&quot;_&quot;); &quot;_&quot; ;RIGHT([.D85];LEN([.D85])-FIND(&quot;_&quot;;[.D85]))          )" office:value-type="string" office:string-value="access_base_res_users_kemas_register_attedance">
            <text:p>access_base_res_users_kemas_register_attedance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85];FIND(&quot;.&quot;;[.B85])); &quot;model_&quot;;  SUBSTITUTE(RIGHT([.B85];LEN([.B85])-FIND(&quot;.&quot;;[.B8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6];&quot;.&quot;;&quot;_&quot;); &quot;_&quot; ;RIGHT([.D86];LEN([.D86])-FIND(&quot;_&quot;;[.D86]))          )" office:value-type="string" office:string-value="access_base_ir_sequence_kemas_register_attedance">
            <text:p>access_base_ir_sequence_kemas_register_attedance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86];FIND(&quot;.&quot;;[.B86])); &quot;model_&quot;;  SUBSTITUTE(RIGHT([.B86];LEN([.B86])-FIND(&quot;.&quot;;[.B8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7];&quot;.&quot;;&quot;_&quot;); &quot;_&quot; ;RIGHT([.D87];LEN([.D87])-FIND(&quot;_&quot;;[.D87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87];FIND(&quot;.&quot;;[.B87])); &quot;model_&quot;;  SUBSTITUTE(RIGHT([.B87];LEN([.B87])-FIND(&quot;.&quot;;[.B8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88];&quot;.&quot;;&quot;_&quot;); &quot;_&quot; ;RIGHT([.D88];LEN([.D88])-FIND(&quot;_&quot;;[.D88]))          )" office:value-type="string" office:string-value="access_report_aeroo_report_mimetypes_kemas_register_attedance">
            <text:p>access_report_aeroo_report_mimetypes_kemas_register_attedance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88];FIND(&quot;.&quot;;[.B88])); &quot;model_&quot;;  SUBSTITUTE(RIGHT([.B88];LEN([.B88])-FIND(&quot;.&quot;;[.B8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89];&quot;.&quot;;&quot;_&quot;); &quot;_&quot; ;RIGHT([.D89];LEN([.D89])-FIND(&quot;_&quot;;[.D89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5" table:formula="of:=CONCATENATE(LEFT([.B89];FIND(&quot;.&quot;;[.B89])); &quot;model_&quot;;  SUBSTITUTE([.B8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0];&quot;.&quot;;&quot;_&quot;); &quot;_&quot; ;RIGHT([.D90];LEN([.D90])-FIND(&quot;_&quot;;[.D90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5" table:formula="of:=CONCATENATE(LEFT([.B90];FIND(&quot;.&quot;;[.B90])); &quot;model_&quot;;  SUBSTITUTE([.B9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1];&quot;.&quot;;&quot;_&quot;); &quot;_&quot; ;RIGHT([.D91];LEN([.D91])-FIND(&quot;_&quot;;[.D91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5" table:formula="of:=CONCATENATE(LEFT([.B91];FIND(&quot;.&quot;;[.B91])); &quot;model_&quot;;  SUBSTITUTE([.B9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2];&quot;.&quot;;&quot;_&quot;); &quot;_&quot; ;RIGHT([.D92];LEN([.D92])-FIND(&quot;_&quot;;[.D92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5" table:formula="of:=CONCATENATE(LEFT([.B92];FIND(&quot;.&quot;;[.B92])); &quot;model_&quot;;  SUBSTITUTE([.B9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3];&quot;.&quot;;&quot;_&quot;); &quot;_&quot; ;RIGHT([.D93];LEN([.D93])-FIND(&quot;_&quot;;[.D93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5" table:formula="of:=CONCATENATE(LEFT([.B93];FIND(&quot;.&quot;;[.B93])); &quot;model_&quot;;  SUBSTITUTE([.B9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4];&quot;.&quot;;&quot;_&quot;); &quot;_&quot; ;RIGHT([.D94];LEN([.D94])-FIND(&quot;_&quot;;[.D94]))          )" office:value-type="string" office:string-value="access_kemas_collaborator_work_completed_kemas_register_attedance">
            <text:p>access_kemas_collaborator_work_completed_kemas_register_attedance</text:p>
          </table:table-cell>
          <table:table-cell office:value-type="string">
            <text:p>kemas.collaborator.work.completed</text:p>
          </table:table-cell>
          <table:table-cell table:style-name="ce5" table:formula="of:=CONCATENATE(LEFT([.B94];FIND(&quot;.&quot;;[.B94])); &quot;model_&quot;;  SUBSTITUTE([.B94];&quot;.&quot;;&quot;_&quot;)          )" office:value-type="string" office:string-value="kemas.model_kemas_collaborator_work_completed">
            <text:p>kemas.model_kemas_collaborator_work_completed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5];&quot;.&quot;;&quot;_&quot;); &quot;_&quot; ;RIGHT([.D95];LEN([.D95])-FIND(&quot;_&quot;;[.D95]))          )" office:value-type="string" office:string-value="access_kemas_collaborator_work_kemas_register_attedance">
            <text:p>access_kemas_collaborator_work_kemas_register_attedance</text:p>
          </table:table-cell>
          <table:table-cell office:value-type="string">
            <text:p>kemas.collaborator.work</text:p>
          </table:table-cell>
          <table:table-cell table:style-name="ce5" table:formula="of:=CONCATENATE(LEFT([.B95];FIND(&quot;.&quot;;[.B95])); &quot;model_&quot;;  SUBSTITUTE([.B95];&quot;.&quot;;&quot;_&quot;)          )" office:value-type="string" office:string-value="kemas.model_kemas_collaborator_work">
            <text:p>kemas.model_kemas_collaborator_work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6];&quot;.&quot;;&quot;_&quot;); &quot;_&quot; ;RIGHT([.D96];LEN([.D96])-FIND(&quot;_&quot;;[.D96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5" table:formula="of:=CONCATENATE(LEFT([.B96];FIND(&quot;.&quot;;[.B96])); &quot;model_&quot;;  SUBSTITUTE([.B9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7];&quot;.&quot;;&quot;_&quot;); &quot;_&quot; ;RIGHT([.D97];LEN([.D97])-FIND(&quot;_&quot;;[.D97]))          )" office:value-type="string" office:string-value="access_kemas_school4d_stage_kemas_register_attedance">
            <text:p>access_kemas_school4d_stage_kemas_register_attedance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97];FIND(&quot;.&quot;;[.B97])); &quot;model_&quot;;  SUBSTITUTE([.B9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8];&quot;.&quot;;&quot;_&quot;); &quot;_&quot; ;RIGHT([.D98];LEN([.D98])-FIND(&quot;_&quot;;[.D98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5" table:formula="of:=CONCATENATE(LEFT([.B98];FIND(&quot;.&quot;;[.B98])); &quot;model_&quot;;  SUBSTITUTE([.B9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99];&quot;.&quot;;&quot;_&quot;); &quot;_&quot; ;RIGHT([.D99];LEN([.D99])-FIND(&quot;_&quot;;[.D99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5" table:formula="of:=CONCATENATE(LEFT([.B99];FIND(&quot;.&quot;;[.B99])); &quot;model_&quot;;  SUBSTITUTE([.B9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00];&quot;.&quot;;&quot;_&quot;); &quot;_&quot; ;RIGHT([.D100];LEN([.D100])-FIND(&quot;_&quot;;[.D100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5" table:formula="of:=CONCATENATE(LEFT([.B100];FIND(&quot;.&quot;;[.B100])); &quot;model_&quot;;  SUBSTITUTE([.B10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1];&quot;.&quot;;&quot;_&quot;); &quot;_&quot; ;RIGHT([.D101];LEN([.D101])-FIND(&quot;_&quot;;[.D101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5" table:formula="of:=CONCATENATE(LEFT([.B101];FIND(&quot;.&quot;;[.B101])); &quot;model_&quot;;  SUBSTITUTE([.B10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2];&quot;.&quot;;&quot;_&quot;); &quot;_&quot; ;RIGHT([.D102];LEN([.D102])-FIND(&quot;_&quot;;[.D102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5" table:formula="of:=CONCATENATE(LEFT([.B102];FIND(&quot;.&quot;;[.B102])); &quot;model_&quot;;  SUBSTITUTE([.B10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3];&quot;.&quot;;&quot;_&quot;); &quot;_&quot; ;RIGHT([.D103];LEN([.D103])-FIND(&quot;_&quot;;[.D103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5" table:formula="of:=CONCATENATE(LEFT([.B103];FIND(&quot;.&quot;;[.B103])); &quot;model_&quot;;  SUBSTITUTE([.B10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4];&quot;.&quot;;&quot;_&quot;); &quot;_&quot; ;RIGHT([.D104];LEN([.D104])-FIND(&quot;_&quot;;[.D104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04];FIND(&quot;.&quot;;[.B104])); &quot;model_&quot;;  SUBSTITUTE([.B10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5];&quot;.&quot;;&quot;_&quot;); &quot;_&quot; ;RIGHT([.D105];LEN([.D105])-FIND(&quot;_&quot;;[.D105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5" table:formula="of:=CONCATENATE(LEFT([.B105];FIND(&quot;.&quot;;[.B105])); &quot;model_&quot;;  SUBSTITUTE([.B10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6];&quot;.&quot;;&quot;_&quot;); &quot;_&quot; ;RIGHT([.D106];LEN([.D106])-FIND(&quot;_&quot;;[.D106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5" table:formula="of:=CONCATENATE(LEFT([.B106];FIND(&quot;.&quot;;[.B106])); &quot;model_&quot;;  SUBSTITUTE([.B10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7];&quot;.&quot;;&quot;_&quot;); &quot;_&quot; ;RIGHT([.D107];LEN([.D107])-FIND(&quot;_&quot;;[.D107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5" table:formula="of:=CONCATENATE(LEFT([.B107];FIND(&quot;.&quot;;[.B107])); &quot;model_&quot;;  SUBSTITUTE([.B10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8];&quot;.&quot;;&quot;_&quot;); &quot;_&quot; ;RIGHT([.D108];LEN([.D108])-FIND(&quot;_&quot;;[.D108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5" table:formula="of:=CONCATENATE(LEFT([.B108];FIND(&quot;.&quot;;[.B108])); &quot;model_&quot;;  SUBSTITUTE([.B10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9];&quot;.&quot;;&quot;_&quot;); &quot;_&quot; ;RIGHT([.D109];LEN([.D109])-FIND(&quot;_&quot;;[.D109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5" table:formula="of:=CONCATENATE(LEFT([.B109];FIND(&quot;.&quot;;[.B109])); &quot;model_&quot;;  SUBSTITUTE([.B10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0];&quot;.&quot;;&quot;_&quot;); &quot;_&quot; ;RIGHT([.D110];LEN([.D110])-FIND(&quot;_&quot;;[.D110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5" table:formula="of:=CONCATENATE(LEFT([.B110];FIND(&quot;.&quot;;[.B110])); &quot;model_&quot;;  SUBSTITUTE([.B11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1];&quot;.&quot;;&quot;_&quot;); &quot;_&quot; ;RIGHT([.D111];LEN([.D111])-FIND(&quot;_&quot;;[.D111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5" table:formula="of:=CONCATENATE(LEFT([.B111];FIND(&quot;.&quot;;[.B111])); &quot;model_&quot;;  SUBSTITUTE([.B11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2];&quot;.&quot;;&quot;_&quot;); &quot;_&quot; ;RIGHT([.D112];LEN([.D112])-FIND(&quot;_&quot;;[.D112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5" table:formula="of:=CONCATENATE(LEFT([.B112];FIND(&quot;.&quot;;[.B112])); &quot;model_&quot;;  SUBSTITUTE([.B11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3];&quot;.&quot;;&quot;_&quot;); &quot;_&quot; ;RIGHT([.D113];LEN([.D113])-FIND(&quot;_&quot;;[.D113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5" table:formula="of:=CONCATENATE(LEFT([.B113];FIND(&quot;.&quot;;[.B113])); &quot;model_&quot;;  SUBSTITUTE([.B11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4];&quot;.&quot;;&quot;_&quot;); &quot;_&quot; ;RIGHT([.D114];LEN([.D114])-FIND(&quot;_&quot;;[.D114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5" table:formula="of:=CONCATENATE(LEFT([.B114];FIND(&quot;.&quot;;[.B114])); &quot;model_&quot;;  SUBSTITUTE([.B11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5];&quot;.&quot;;&quot;_&quot;); &quot;_&quot; ;RIGHT([.D115];LEN([.D115])-FIND(&quot;_&quot;;[.D115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15];FIND(&quot;.&quot;;[.B115])); &quot;model_&quot;;  SUBSTITUTE([.B11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6];&quot;.&quot;;&quot;_&quot;); &quot;_&quot; ;RIGHT([.D116];LEN([.D116])-FIND(&quot;_&quot;;[.D116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5" table:formula="of:=CONCATENATE(LEFT([.B116];FIND(&quot;.&quot;;[.B116])); &quot;model_&quot;;  SUBSTITUTE([.B11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7];&quot;.&quot;;&quot;_&quot;); &quot;_&quot; ;RIGHT([.D117];LEN([.D117])-FIND(&quot;_&quot;;[.D117]))          )" office:value-type="string" office:string-value="access_kemas_web_site_kemas_register_attedance">
            <text:p>access_kemas_web_site_kemas_register_attedance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17];FIND(&quot;.&quot;;[.B117])); &quot;model_&quot;;  SUBSTITUTE([.B11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8];&quot;.&quot;;&quot;_&quot;); &quot;_&quot; ;RIGHT([.D118];LEN([.D118])-FIND(&quot;_&quot;;[.D118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18];FIND(&quot;.&quot;;[.B118])); &quot;model_&quot;;  SUBSTITUTE([.B11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9];&quot;.&quot;;&quot;_&quot;); &quot;_&quot; ;RIGHT([.D119];LEN([.D119])-FIND(&quot;_&quot;;[.D119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5" table:formula="of:=CONCATENATE(LEFT([.B119];FIND(&quot;.&quot;;[.B119])); &quot;model_&quot;;  SUBSTITUTE([.B119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0];&quot;.&quot;;&quot;_&quot;); &quot;_&quot; ;RIGHT([.D120];LEN([.D120])-FIND(&quot;_&quot;;[.D120]))          )" office:value-type="string" office:string-value="access_kemas_team_kemas_register_attedance">
            <text:p>access_kemas_team_kemas_register_attedance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20];FIND(&quot;.&quot;;[.B120])); &quot;model_&quot;;  SUBSTITUTE([.B12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22];&quot;.&quot;;&quot;_&quot;); &quot;_&quot; ;RIGHT([.D122];LEN([.D122])-FIND(&quot;_&quot;;[.D122]))          )" office:value-type="string" office:string-value="access_base_res_country_kemas_register_consultant">
            <text:p>access_base_res_country_kemas_register_consultant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22];FIND(&quot;.&quot;;[.B122])); &quot;model_&quot;;  SUBSTITUTE(RIGHT([.B122];LEN([.B122])-FIND(&quot;.&quot;;[.B12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3];&quot;.&quot;;&quot;_&quot;); &quot;_&quot; ;RIGHT([.D123];LEN([.D123])-FIND(&quot;_&quot;;[.D123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23];FIND(&quot;.&quot;;[.B123])); &quot;model_&quot;;  SUBSTITUTE(RIGHT([.B123];LEN([.B123])-FIND(&quot;.&quot;;[.B12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4];&quot;.&quot;;&quot;_&quot;); &quot;_&quot; ;RIGHT([.D124];LEN([.D124])-FIND(&quot;_&quot;;[.D124]))          )" office:value-type="string" office:string-value="access_base_res_partner_kemas_register_consultant">
            <text:p>access_base_res_partner_kemas_register_consultant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24];FIND(&quot;.&quot;;[.B124])); &quot;model_&quot;;  SUBSTITUTE(RIGHT([.B124];LEN([.B124])-FIND(&quot;.&quot;;[.B12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5];&quot;.&quot;;&quot;_&quot;); &quot;_&quot; ;RIGHT([.D125];LEN([.D125])-FIND(&quot;_&quot;;[.D125]))          )" office:value-type="string" office:string-value="access_base_res_users_kemas_register_consultant">
            <text:p>access_base_res_users_kemas_register_consultant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25];FIND(&quot;.&quot;;[.B125])); &quot;model_&quot;;  SUBSTITUTE(RIGHT([.B125];LEN([.B125])-FIND(&quot;.&quot;;[.B12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6];&quot;.&quot;;&quot;_&quot;); &quot;_&quot; ;RIGHT([.D126];LEN([.D126])-FIND(&quot;_&quot;;[.D126]))          )" office:value-type="string" office:string-value="access_base_ir_sequence_kemas_register_consultant">
            <text:p>access_base_ir_sequence_kemas_register_consultant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26];FIND(&quot;.&quot;;[.B126])); &quot;model_&quot;;  SUBSTITUTE(RIGHT([.B126];LEN([.B126])-FIND(&quot;.&quot;;[.B12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7];&quot;.&quot;;&quot;_&quot;); &quot;_&quot; ;RIGHT([.D127];LEN([.D127])-FIND(&quot;_&quot;;[.D127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27];FIND(&quot;.&quot;;[.B127])); &quot;model_&quot;;  SUBSTITUTE(RIGHT([.B127];LEN([.B127])-FIND(&quot;.&quot;;[.B12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28];&quot;.&quot;;&quot;_&quot;); &quot;_&quot; ;RIGHT([.D128];LEN([.D128])-FIND(&quot;_&quot;;[.D128]))          )" office:value-type="string" office:string-value="access_report_aeroo_report_mimetypes_kemas_register_consultant">
            <text:p>access_report_aeroo_report_mimetypes_kemas_register_consultant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128];FIND(&quot;.&quot;;[.B128])); &quot;model_&quot;;  SUBSTITUTE(RIGHT([.B128];LEN([.B128])-FIND(&quot;.&quot;;[.B12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129];&quot;.&quot;;&quot;_&quot;); &quot;_&quot; ;RIGHT([.D129];LEN([.D129])-FIND(&quot;_&quot;;[.D129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5" table:formula="of:=CONCATENATE(LEFT([.B129];FIND(&quot;.&quot;;[.B129])); &quot;model_&quot;;  SUBSTITUTE([.B12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0];&quot;.&quot;;&quot;_&quot;); &quot;_&quot; ;RIGHT([.D130];LEN([.D130])-FIND(&quot;_&quot;;[.D130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5" table:formula="of:=CONCATENATE(LEFT([.B130];FIND(&quot;.&quot;;[.B130])); &quot;model_&quot;;  SUBSTITUTE([.B13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1];&quot;.&quot;;&quot;_&quot;); &quot;_&quot; ;RIGHT([.D131];LEN([.D131])-FIND(&quot;_&quot;;[.D131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5" table:formula="of:=CONCATENATE(LEFT([.B131];FIND(&quot;.&quot;;[.B131])); &quot;model_&quot;;  SUBSTITUTE([.B13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2];&quot;.&quot;;&quot;_&quot;); &quot;_&quot; ;RIGHT([.D132];LEN([.D132])-FIND(&quot;_&quot;;[.D132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5" table:formula="of:=CONCATENATE(LEFT([.B132];FIND(&quot;.&quot;;[.B132])); &quot;model_&quot;;  SUBSTITUTE([.B13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3];&quot;.&quot;;&quot;_&quot;); &quot;_&quot; ;RIGHT([.D133];LEN([.D133])-FIND(&quot;_&quot;;[.D133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5" table:formula="of:=CONCATENATE(LEFT([.B133];FIND(&quot;.&quot;;[.B133])); &quot;model_&quot;;  SUBSTITUTE([.B13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4];&quot;.&quot;;&quot;_&quot;); &quot;_&quot; ;RIGHT([.D134];LEN([.D134])-FIND(&quot;_&quot;;[.D134]))          )" office:value-type="string" office:string-value="access_kemas_collaborator_work_completed_kemas_register_consultant">
            <text:p>access_kemas_collaborator_work_completed_kemas_register_consultant</text:p>
          </table:table-cell>
          <table:table-cell office:value-type="string">
            <text:p>kemas.collaborator.work.completed</text:p>
          </table:table-cell>
          <table:table-cell table:style-name="ce5" table:formula="of:=CONCATENATE(LEFT([.B134];FIND(&quot;.&quot;;[.B134])); &quot;model_&quot;;  SUBSTITUTE([.B134];&quot;.&quot;;&quot;_&quot;)          )" office:value-type="string" office:string-value="kemas.model_kemas_collaborator_work_completed">
            <text:p>kemas.model_kemas_collaborator_work_completed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5];&quot;.&quot;;&quot;_&quot;); &quot;_&quot; ;RIGHT([.D135];LEN([.D135])-FIND(&quot;_&quot;;[.D135]))          )" office:value-type="string" office:string-value="access_kemas_collaborator_work_kemas_register_consultant">
            <text:p>access_kemas_collaborator_work_kemas_register_consultant</text:p>
          </table:table-cell>
          <table:table-cell office:value-type="string">
            <text:p>kemas.collaborator.work</text:p>
          </table:table-cell>
          <table:table-cell table:style-name="ce5" table:formula="of:=CONCATENATE(LEFT([.B135];FIND(&quot;.&quot;;[.B135])); &quot;model_&quot;;  SUBSTITUTE([.B135];&quot;.&quot;;&quot;_&quot;)          )" office:value-type="string" office:string-value="kemas.model_kemas_collaborator_work">
            <text:p>kemas.model_kemas_collaborator_work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6];&quot;.&quot;;&quot;_&quot;); &quot;_&quot; ;RIGHT([.D136];LEN([.D136])-FIND(&quot;_&quot;;[.D136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5" table:formula="of:=CONCATENATE(LEFT([.B136];FIND(&quot;.&quot;;[.B136])); &quot;model_&quot;;  SUBSTITUTE([.B13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7];&quot;.&quot;;&quot;_&quot;); &quot;_&quot; ;RIGHT([.D137];LEN([.D137])-FIND(&quot;_&quot;;[.D137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37];FIND(&quot;.&quot;;[.B137])); &quot;model_&quot;;  SUBSTITUTE([.B13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8];&quot;.&quot;;&quot;_&quot;); &quot;_&quot; ;RIGHT([.D138];LEN([.D138])-FIND(&quot;_&quot;;[.D138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5" table:formula="of:=CONCATENATE(LEFT([.B138];FIND(&quot;.&quot;;[.B138])); &quot;model_&quot;;  SUBSTITUTE([.B13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39];&quot;.&quot;;&quot;_&quot;); &quot;_&quot; ;RIGHT([.D139];LEN([.D139])-FIND(&quot;_&quot;;[.D139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5" table:formula="of:=CONCATENATE(LEFT([.B139];FIND(&quot;.&quot;;[.B139])); &quot;model_&quot;;  SUBSTITUTE([.B13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40];&quot;.&quot;;&quot;_&quot;); &quot;_&quot; ;RIGHT([.D140];LEN([.D140])-FIND(&quot;_&quot;;[.D140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5" table:formula="of:=CONCATENATE(LEFT([.B140];FIND(&quot;.&quot;;[.B140])); &quot;model_&quot;;  SUBSTITUTE([.B14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1];&quot;.&quot;;&quot;_&quot;); &quot;_&quot; ;RIGHT([.D141];LEN([.D141])-FIND(&quot;_&quot;;[.D141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5" table:formula="of:=CONCATENATE(LEFT([.B141];FIND(&quot;.&quot;;[.B141])); &quot;model_&quot;;  SUBSTITUTE([.B14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2];&quot;.&quot;;&quot;_&quot;); &quot;_&quot; ;RIGHT([.D142];LEN([.D142])-FIND(&quot;_&quot;;[.D142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5" table:formula="of:=CONCATENATE(LEFT([.B142];FIND(&quot;.&quot;;[.B142])); &quot;model_&quot;;  SUBSTITUTE([.B14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3];&quot;.&quot;;&quot;_&quot;); &quot;_&quot; ;RIGHT([.D143];LEN([.D143])-FIND(&quot;_&quot;;[.D143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5" table:formula="of:=CONCATENATE(LEFT([.B143];FIND(&quot;.&quot;;[.B143])); &quot;model_&quot;;  SUBSTITUTE([.B14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4];&quot;.&quot;;&quot;_&quot;); &quot;_&quot; ;RIGHT([.D144];LEN([.D144])-FIND(&quot;_&quot;;[.D144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44];FIND(&quot;.&quot;;[.B144])); &quot;model_&quot;;  SUBSTITUTE([.B14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5];&quot;.&quot;;&quot;_&quot;); &quot;_&quot; ;RIGHT([.D145];LEN([.D145])-FIND(&quot;_&quot;;[.D145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5" table:formula="of:=CONCATENATE(LEFT([.B145];FIND(&quot;.&quot;;[.B145])); &quot;model_&quot;;  SUBSTITUTE([.B14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6];&quot;.&quot;;&quot;_&quot;); &quot;_&quot; ;RIGHT([.D146];LEN([.D146])-FIND(&quot;_&quot;;[.D146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5" table:formula="of:=CONCATENATE(LEFT([.B146];FIND(&quot;.&quot;;[.B146])); &quot;model_&quot;;  SUBSTITUTE([.B14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7];&quot;.&quot;;&quot;_&quot;); &quot;_&quot; ;RIGHT([.D147];LEN([.D147])-FIND(&quot;_&quot;;[.D147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5" table:formula="of:=CONCATENATE(LEFT([.B147];FIND(&quot;.&quot;;[.B147])); &quot;model_&quot;;  SUBSTITUTE([.B14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8];&quot;.&quot;;&quot;_&quot;); &quot;_&quot; ;RIGHT([.D148];LEN([.D148])-FIND(&quot;_&quot;;[.D148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5" table:formula="of:=CONCATENATE(LEFT([.B148];FIND(&quot;.&quot;;[.B148])); &quot;model_&quot;;  SUBSTITUTE([.B14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9];&quot;.&quot;;&quot;_&quot;); &quot;_&quot; ;RIGHT([.D149];LEN([.D149])-FIND(&quot;_&quot;;[.D149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5" table:formula="of:=CONCATENATE(LEFT([.B149];FIND(&quot;.&quot;;[.B149])); &quot;model_&quot;;  SUBSTITUTE([.B14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0];&quot;.&quot;;&quot;_&quot;); &quot;_&quot; ;RIGHT([.D150];LEN([.D150])-FIND(&quot;_&quot;;[.D150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5" table:formula="of:=CONCATENATE(LEFT([.B150];FIND(&quot;.&quot;;[.B150])); &quot;model_&quot;;  SUBSTITUTE([.B15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1];&quot;.&quot;;&quot;_&quot;); &quot;_&quot; ;RIGHT([.D151];LEN([.D151])-FIND(&quot;_&quot;;[.D151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5" table:formula="of:=CONCATENATE(LEFT([.B151];FIND(&quot;.&quot;;[.B151])); &quot;model_&quot;;  SUBSTITUTE([.B15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2];&quot;.&quot;;&quot;_&quot;); &quot;_&quot; ;RIGHT([.D152];LEN([.D152])-FIND(&quot;_&quot;;[.D152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5" table:formula="of:=CONCATENATE(LEFT([.B152];FIND(&quot;.&quot;;[.B152])); &quot;model_&quot;;  SUBSTITUTE([.B15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3];&quot;.&quot;;&quot;_&quot;); &quot;_&quot; ;RIGHT([.D153];LEN([.D153])-FIND(&quot;_&quot;;[.D153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5" table:formula="of:=CONCATENATE(LEFT([.B153];FIND(&quot;.&quot;;[.B153])); &quot;model_&quot;;  SUBSTITUTE([.B15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4];&quot;.&quot;;&quot;_&quot;); &quot;_&quot; ;RIGHT([.D154];LEN([.D154])-FIND(&quot;_&quot;;[.D154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5" table:formula="of:=CONCATENATE(LEFT([.B154];FIND(&quot;.&quot;;[.B154])); &quot;model_&quot;;  SUBSTITUTE([.B15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5];&quot;.&quot;;&quot;_&quot;); &quot;_&quot; ;RIGHT([.D155];LEN([.D155])-FIND(&quot;_&quot;;[.D155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55];FIND(&quot;.&quot;;[.B155])); &quot;model_&quot;;  SUBSTITUTE([.B15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6];&quot;.&quot;;&quot;_&quot;); &quot;_&quot; ;RIGHT([.D156];LEN([.D156])-FIND(&quot;_&quot;;[.D156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5" table:formula="of:=CONCATENATE(LEFT([.B156];FIND(&quot;.&quot;;[.B156])); &quot;model_&quot;;  SUBSTITUTE([.B15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7];&quot;.&quot;;&quot;_&quot;); &quot;_&quot; ;RIGHT([.D157];LEN([.D157])-FIND(&quot;_&quot;;[.D157]))          )" office:value-type="string" office:string-value="access_kemas_web_site_kemas_register_consultant">
            <text:p>access_kemas_web_site_kemas_register_consultant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57];FIND(&quot;.&quot;;[.B157])); &quot;model_&quot;;  SUBSTITUTE([.B15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8];&quot;.&quot;;&quot;_&quot;); &quot;_&quot; ;RIGHT([.D158];LEN([.D158])-FIND(&quot;_&quot;;[.D158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58];FIND(&quot;.&quot;;[.B158])); &quot;model_&quot;;  SUBSTITUTE([.B15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9];&quot;.&quot;;&quot;_&quot;); &quot;_&quot; ;RIGHT([.D159];LEN([.D159])-FIND(&quot;_&quot;;[.D159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5" table:formula="of:=CONCATENATE(LEFT([.B159];FIND(&quot;.&quot;;[.B159])); &quot;model_&quot;;  SUBSTITUTE([.B159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0];&quot;.&quot;;&quot;_&quot;); &quot;_&quot; ;RIGHT([.D160];LEN([.D160])-FIND(&quot;_&quot;;[.D160]))          )" office:value-type="string" office:string-value="access_kemas_team_kemas_register_consultant">
            <text:p>access_kemas_team_kemas_register_consultant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60];FIND(&quot;.&quot;;[.B160])); &quot;model_&quot;;  SUBSTITUTE([.B16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162];&quot;.&quot;;&quot;_&quot;); &quot;_&quot; ;RIGHT([.D162];LEN([.D162])-FIND(&quot;_&quot;;[.D162]))          )" office:value-type="string" office:string-value="access_base_res_country_kemas_admin">
            <text:p>access_base_res_country_kemas_admi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62];FIND(&quot;.&quot;;[.B162])); &quot;model_&quot;;  SUBSTITUTE(RIGHT([.B162];LEN([.B162])-FIND(&quot;.&quot;;[.B16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3];&quot;.&quot;;&quot;_&quot;); &quot;_&quot; ;RIGHT([.D163];LEN([.D163])-FIND(&quot;_&quot;;[.D163]))          )" office:value-type="string" office:string-value="access_base_res_country_state_kemas_admin">
            <text:p>access_base_res_country_state_kemas_admi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63];FIND(&quot;.&quot;;[.B163])); &quot;model_&quot;;  SUBSTITUTE(RIGHT([.B163];LEN([.B163])-FIND(&quot;.&quot;;[.B16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4];&quot;.&quot;;&quot;_&quot;); &quot;_&quot; ;RIGHT([.D164];LEN([.D164])-FIND(&quot;_&quot;;[.D164]))          )" office:value-type="string" office:string-value="access_base_res_partner_kemas_admin">
            <text:p>access_base_res_partner_kemas_admi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64];FIND(&quot;.&quot;;[.B164])); &quot;model_&quot;;  SUBSTITUTE(RIGHT([.B164];LEN([.B164])-FIND(&quot;.&quot;;[.B16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5];&quot;.&quot;;&quot;_&quot;); &quot;_&quot; ;RIGHT([.D165];LEN([.D165])-FIND(&quot;_&quot;;[.D165]))          )" office:value-type="string" office:string-value="access_base_res_users_kemas_admin">
            <text:p>access_base_res_users_kemas_admi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65];FIND(&quot;.&quot;;[.B165])); &quot;model_&quot;;  SUBSTITUTE(RIGHT([.B165];LEN([.B165])-FIND(&quot;.&quot;;[.B16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6];&quot;.&quot;;&quot;_&quot;); &quot;_&quot; ;RIGHT([.D166];LEN([.D166])-FIND(&quot;_&quot;;[.D166]))          )" office:value-type="string" office:string-value="access_base_ir_sequence_kemas_admin">
            <text:p>access_base_ir_sequence_kemas_admi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66];FIND(&quot;.&quot;;[.B166])); &quot;model_&quot;;  SUBSTITUTE(RIGHT([.B166];LEN([.B166])-FIND(&quot;.&quot;;[.B16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7];&quot;.&quot;;&quot;_&quot;); &quot;_&quot; ;RIGHT([.D167];LEN([.D167])-FIND(&quot;_&quot;;[.D167]))          )" office:value-type="string" office:string-value="access_base_ir_sequence_type_kemas_admin">
            <text:p>access_base_ir_sequence_type_kemas_admi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67];FIND(&quot;.&quot;;[.B167])); &quot;model_&quot;;  SUBSTITUTE(RIGHT([.B167];LEN([.B167])-FIND(&quot;.&quot;;[.B16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168];&quot;.&quot;;&quot;_&quot;); &quot;_&quot; ;RIGHT([.D168];LEN([.D168])-FIND(&quot;_&quot;;[.D168]))          )" office:value-type="string" office:string-value="access_report_aeroo_report_mimetypes_kemas_admin">
            <text:p>access_report_aeroo_report_mimetypes_kemas_admin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168];FIND(&quot;.&quot;;[.B168])); &quot;model_&quot;;  SUBSTITUTE(RIGHT([.B168];LEN([.B168])-FIND(&quot;.&quot;;[.B16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169];&quot;.&quot;;&quot;_&quot;); &quot;_&quot; ;RIGHT([.D169];LEN([.D169])-FIND(&quot;_&quot;;[.D169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5" table:formula="of:=CONCATENATE(LEFT([.B169];FIND(&quot;.&quot;;[.B169])); &quot;model_&quot;;  SUBSTITUTE([.B169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0];&quot;.&quot;;&quot;_&quot;); &quot;_&quot; ;RIGHT([.D170];LEN([.D170])-FIND(&quot;_&quot;;[.D170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5" table:formula="of:=CONCATENATE(LEFT([.B170];FIND(&quot;.&quot;;[.B170])); &quot;model_&quot;;  SUBSTITUTE([.B170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1];&quot;.&quot;;&quot;_&quot;); &quot;_&quot; ;RIGHT([.D171];LEN([.D171])-FIND(&quot;_&quot;;[.D171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5" table:formula="of:=CONCATENATE(LEFT([.B171];FIND(&quot;.&quot;;[.B171])); &quot;model_&quot;;  SUBSTITUTE([.B171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2];&quot;.&quot;;&quot;_&quot;); &quot;_&quot; ;RIGHT([.D172];LEN([.D172])-FIND(&quot;_&quot;;[.D172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5" table:formula="of:=CONCATENATE(LEFT([.B172];FIND(&quot;.&quot;;[.B172])); &quot;model_&quot;;  SUBSTITUTE([.B172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3];&quot;.&quot;;&quot;_&quot;); &quot;_&quot; ;RIGHT([.D173];LEN([.D173])-FIND(&quot;_&quot;;[.D173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5" table:formula="of:=CONCATENATE(LEFT([.B173];FIND(&quot;.&quot;;[.B173])); &quot;model_&quot;;  SUBSTITUTE([.B173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4];&quot;.&quot;;&quot;_&quot;); &quot;_&quot; ;RIGHT([.D174];LEN([.D174])-FIND(&quot;_&quot;;[.D174]))          )" office:value-type="string" office:string-value="access_kemas_collaborator_work_completed_kemas_admin">
            <text:p>access_kemas_collaborator_work_completed_kemas_admin</text:p>
          </table:table-cell>
          <table:table-cell office:value-type="string">
            <text:p>kemas.collaborator.work.completed</text:p>
          </table:table-cell>
          <table:table-cell table:style-name="ce5" table:formula="of:=CONCATENATE(LEFT([.B174];FIND(&quot;.&quot;;[.B174])); &quot;model_&quot;;  SUBSTITUTE([.B174];&quot;.&quot;;&quot;_&quot;)          )" office:value-type="string" office:string-value="kemas.model_kemas_collaborator_work_completed">
            <text:p>kemas.model_kemas_collaborator_work_completed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5];&quot;.&quot;;&quot;_&quot;); &quot;_&quot; ;RIGHT([.D175];LEN([.D175])-FIND(&quot;_&quot;;[.D175]))          )" office:value-type="string" office:string-value="access_kemas_collaborator_work_kemas_admin">
            <text:p>access_kemas_collaborator_work_kemas_admin</text:p>
          </table:table-cell>
          <table:table-cell office:value-type="string">
            <text:p>kemas.collaborator.work</text:p>
          </table:table-cell>
          <table:table-cell table:style-name="ce5" table:formula="of:=CONCATENATE(LEFT([.B175];FIND(&quot;.&quot;;[.B175])); &quot;model_&quot;;  SUBSTITUTE([.B175];&quot;.&quot;;&quot;_&quot;)          )" office:value-type="string" office:string-value="kemas.model_kemas_collaborator_work">
            <text:p>kemas.model_kemas_collaborator_work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6];&quot;.&quot;;&quot;_&quot;); &quot;_&quot; ;RIGHT([.D176];LEN([.D176])-FIND(&quot;_&quot;;[.D176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5" table:formula="of:=CONCATENATE(LEFT([.B176];FIND(&quot;.&quot;;[.B176])); &quot;model_&quot;;  SUBSTITUTE([.B176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7];&quot;.&quot;;&quot;_&quot;); &quot;_&quot; ;RIGHT([.D177];LEN([.D177])-FIND(&quot;_&quot;;[.D177]))          )" office:value-type="string" office:string-value="access_kemas_school4d_stage_kemas_admin">
            <text:p>access_kemas_school4d_stage_kemas_admi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77];FIND(&quot;.&quot;;[.B177])); &quot;model_&quot;;  SUBSTITUTE([.B177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8];&quot;.&quot;;&quot;_&quot;); &quot;_&quot; ;RIGHT([.D178];LEN([.D178])-FIND(&quot;_&quot;;[.D178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5" table:formula="of:=CONCATENATE(LEFT([.B178];FIND(&quot;.&quot;;[.B178])); &quot;model_&quot;;  SUBSTITUTE([.B178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79];&quot;.&quot;;&quot;_&quot;); &quot;_&quot; ;RIGHT([.D179];LEN([.D179])-FIND(&quot;_&quot;;[.D179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5" table:formula="of:=CONCATENATE(LEFT([.B179];FIND(&quot;.&quot;;[.B179])); &quot;model_&quot;;  SUBSTITUTE([.B179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180];&quot;.&quot;;&quot;_&quot;); &quot;_&quot; ;RIGHT([.D180];LEN([.D180])-FIND(&quot;_&quot;;[.D180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5" table:formula="of:=CONCATENATE(LEFT([.B180];FIND(&quot;.&quot;;[.B180])); &quot;model_&quot;;  SUBSTITUTE([.B180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1];&quot;.&quot;;&quot;_&quot;); &quot;_&quot; ;RIGHT([.D181];LEN([.D181])-FIND(&quot;_&quot;;[.D181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5" table:formula="of:=CONCATENATE(LEFT([.B181];FIND(&quot;.&quot;;[.B181])); &quot;model_&quot;;  SUBSTITUTE([.B181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2];&quot;.&quot;;&quot;_&quot;); &quot;_&quot; ;RIGHT([.D182];LEN([.D182])-FIND(&quot;_&quot;;[.D182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5" table:formula="of:=CONCATENATE(LEFT([.B182];FIND(&quot;.&quot;;[.B182])); &quot;model_&quot;;  SUBSTITUTE([.B182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3];&quot;.&quot;;&quot;_&quot;); &quot;_&quot; ;RIGHT([.D183];LEN([.D183])-FIND(&quot;_&quot;;[.D183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5" table:formula="of:=CONCATENATE(LEFT([.B183];FIND(&quot;.&quot;;[.B183])); &quot;model_&quot;;  SUBSTITUTE([.B183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4];&quot;.&quot;;&quot;_&quot;); &quot;_&quot; ;RIGHT([.D184];LEN([.D184])-FIND(&quot;_&quot;;[.D184]))          )" office:value-type="string" office:string-value="access_kemas_recording_series_kemas_admin">
            <text:p>access_kemas_recording_series_kemas_admi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84];FIND(&quot;.&quot;;[.B184])); &quot;model_&quot;;  SUBSTITUTE([.B184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5];&quot;.&quot;;&quot;_&quot;); &quot;_&quot; ;RIGHT([.D185];LEN([.D185])-FIND(&quot;_&quot;;[.D185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5" table:formula="of:=CONCATENATE(LEFT([.B185];FIND(&quot;.&quot;;[.B185])); &quot;model_&quot;;  SUBSTITUTE([.B185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6];&quot;.&quot;;&quot;_&quot;); &quot;_&quot; ;RIGHT([.D186];LEN([.D186])-FIND(&quot;_&quot;;[.D186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5" table:formula="of:=CONCATENATE(LEFT([.B186];FIND(&quot;.&quot;;[.B186])); &quot;model_&quot;;  SUBSTITUTE([.B186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7];&quot;.&quot;;&quot;_&quot;); &quot;_&quot; ;RIGHT([.D187];LEN([.D187])-FIND(&quot;_&quot;;[.D187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5" table:formula="of:=CONCATENATE(LEFT([.B187];FIND(&quot;.&quot;;[.B187])); &quot;model_&quot;;  SUBSTITUTE([.B187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8];&quot;.&quot;;&quot;_&quot;); &quot;_&quot; ;RIGHT([.D188];LEN([.D188])-FIND(&quot;_&quot;;[.D188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5" table:formula="of:=CONCATENATE(LEFT([.B188];FIND(&quot;.&quot;;[.B188])); &quot;model_&quot;;  SUBSTITUTE([.B188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9];&quot;.&quot;;&quot;_&quot;); &quot;_&quot; ;RIGHT([.D189];LEN([.D189])-FIND(&quot;_&quot;;[.D189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5" table:formula="of:=CONCATENATE(LEFT([.B189];FIND(&quot;.&quot;;[.B189])); &quot;model_&quot;;  SUBSTITUTE([.B189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0];&quot;.&quot;;&quot;_&quot;); &quot;_&quot; ;RIGHT([.D190];LEN([.D190])-FIND(&quot;_&quot;;[.D190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5" table:formula="of:=CONCATENATE(LEFT([.B190];FIND(&quot;.&quot;;[.B190])); &quot;model_&quot;;  SUBSTITUTE([.B190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1];&quot;.&quot;;&quot;_&quot;); &quot;_&quot; ;RIGHT([.D191];LEN([.D191])-FIND(&quot;_&quot;;[.D191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5" table:formula="of:=CONCATENATE(LEFT([.B191];FIND(&quot;.&quot;;[.B191])); &quot;model_&quot;;  SUBSTITUTE([.B191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2];&quot;.&quot;;&quot;_&quot;); &quot;_&quot; ;RIGHT([.D192];LEN([.D192])-FIND(&quot;_&quot;;[.D192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5" table:formula="of:=CONCATENATE(LEFT([.B192];FIND(&quot;.&quot;;[.B192])); &quot;model_&quot;;  SUBSTITUTE([.B192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3];&quot;.&quot;;&quot;_&quot;); &quot;_&quot; ;RIGHT([.D193];LEN([.D193])-FIND(&quot;_&quot;;[.D193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5" table:formula="of:=CONCATENATE(LEFT([.B193];FIND(&quot;.&quot;;[.B193])); &quot;model_&quot;;  SUBSTITUTE([.B193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4];&quot;.&quot;;&quot;_&quot;); &quot;_&quot; ;RIGHT([.D194];LEN([.D194])-FIND(&quot;_&quot;;[.D194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5" table:formula="of:=CONCATENATE(LEFT([.B194];FIND(&quot;.&quot;;[.B194])); &quot;model_&quot;;  SUBSTITUTE([.B194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5];&quot;.&quot;;&quot;_&quot;); &quot;_&quot; ;RIGHT([.D195];LEN([.D195])-FIND(&quot;_&quot;;[.D195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95];FIND(&quot;.&quot;;[.B195])); &quot;model_&quot;;  SUBSTITUTE([.B195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6];&quot;.&quot;;&quot;_&quot;); &quot;_&quot; ;RIGHT([.D196];LEN([.D196])-FIND(&quot;_&quot;;[.D196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5" table:formula="of:=CONCATENATE(LEFT([.B196];FIND(&quot;.&quot;;[.B196])); &quot;model_&quot;;  SUBSTITUTE([.B196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7];&quot;.&quot;;&quot;_&quot;); &quot;_&quot; ;RIGHT([.D197];LEN([.D197])-FIND(&quot;_&quot;;[.D197]))          )" office:value-type="string" office:string-value="access_kemas_web_site_kemas_admin">
            <text:p>access_kemas_web_site_kemas_admi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97];FIND(&quot;.&quot;;[.B197])); &quot;model_&quot;;  SUBSTITUTE([.B197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8];&quot;.&quot;;&quot;_&quot;); &quot;_&quot; ;RIGHT([.D198];LEN([.D198])-FIND(&quot;_&quot;;[.D198]))          )" office:value-type="string" office:string-value="access_kemas_collaborator_web_site_kemas_admin">
            <text:p>access_kemas_collaborator_web_site_kemas_admi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98];FIND(&quot;.&quot;;[.B198])); &quot;model_&quot;;  SUBSTITUTE([.B198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9];&quot;.&quot;;&quot;_&quot;); &quot;_&quot; ;RIGHT([.D199];LEN([.D199])-FIND(&quot;_&quot;;[.D199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5" table:formula="of:=CONCATENATE(LEFT([.B199];FIND(&quot;.&quot;;[.B199])); &quot;model_&quot;;  SUBSTITUTE([.B199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0];&quot;.&quot;;&quot;_&quot;); &quot;_&quot; ;RIGHT([.D200];LEN([.D200])-FIND(&quot;_&quot;;[.D200]))          )" office:value-type="string" office:string-value="access_kemas_team_kemas_admin">
            <text:p>access_kemas_team_kemas_admi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00];FIND(&quot;.&quot;;[.B200])); &quot;model_&quot;;  SUBSTITUTE([.B200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country_kemas_librarian">
            <text:p>access_base_res_country_kemas_libraria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res_country_state_kemas_librarian">
            <text:p>access_base_res_country_state_kemas_libraria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res_partner_kemas_librarian">
            <text:p>access_base_res_partner_kemas_libraria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5];&quot;.&quot;;&quot;_&quot;); &quot;_&quot; ;RIGHT([.D205];LEN([.D205])-FIND(&quot;_&quot;;[.D205]))          )" office:value-type="string" office:string-value="access_base_res_users_kemas_librarian">
            <text:p>access_base_res_users_kemas_libraria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05];FIND(&quot;.&quot;;[.B205])); &quot;model_&quot;;  SUBSTITUTE(RIGHT([.B205];LEN([.B205])-FIND(&quot;.&quot;;[.B20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6];&quot;.&quot;;&quot;_&quot;); &quot;_&quot; ;RIGHT([.D206];LEN([.D206])-FIND(&quot;_&quot;;[.D206]))          )" office:value-type="string" office:string-value="access_base_ir_sequence_kemas_librarian">
            <text:p>access_base_ir_sequence_kemas_libraria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06];FIND(&quot;.&quot;;[.B206])); &quot;model_&quot;;  SUBSTITUTE(RIGHT([.B206];LEN([.B206])-FIND(&quot;.&quot;;[.B20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7];&quot;.&quot;;&quot;_&quot;); &quot;_&quot; ;RIGHT([.D207];LEN([.D207])-FIND(&quot;_&quot;;[.D207]))          )" office:value-type="string" office:string-value="access_base_ir_sequence_type_kemas_librarian">
            <text:p>access_base_ir_sequence_type_kemas_libraria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07];FIND(&quot;.&quot;;[.B207])); &quot;model_&quot;;  SUBSTITUTE(RIGHT([.B207];LEN([.B207])-FIND(&quot;.&quot;;[.B20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5" table:number-columns-repeated="1016"/>
        </table:table-row>
        <table:table-row table:style-name="ro4">
          <table:table-cell table:style-name="ce4" table:formula="of:=CONCATENATE( &quot;access_&quot;;  SUBSTITUTE([.B208];&quot;.&quot;;&quot;_&quot;); &quot;_&quot; ;RIGHT([.D208];LEN([.D208])-FIND(&quot;_&quot;;[.D208]))          )" office:value-type="string" office:string-value="access_report_aeroo_report_mimetypes_kemas_librarian">
            <text:p>access_report_aeroo_report_mimetypes_kemas_librarian</text:p>
          </table:table-cell>
          <table:table-cell table:style-name="ce8" office:value-type="string">
            <text:p>report_aeroo.report.mimetypes</text:p>
          </table:table-cell>
          <table:table-cell table:style-name="ce4" table:formula="of:=CONCATENATE(LEFT([.B208];FIND(&quot;.&quot;;[.B208])); &quot;model_&quot;;  SUBSTITUTE(RIGHT([.B208];LEN([.B208])-FIND(&quot;.&quot;;[.B208]));&quot;.&quot;;&quot;_&quot;)          )" office:value-type="string" office:string-value="report_aeroo.model_report_mimetypes">
            <text:p>report_aeroo.model_report_mimetypes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table:number-columns-repeated="1016"/>
        </table:table-row>
        <table:table-row table:style-name="ro4">
          <table:table-cell table:style-name="ce5" table:formula="of:=CONCATENATE( &quot;access_&quot;;  SUBSTITUTE([.B209];&quot;.&quot;;&quot;_&quot;); &quot;_&quot; ;RIGHT([.D209];LEN([.D209])-FIND(&quot;_&quot;;[.D209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5" table:formula="of:=CONCATENATE(LEFT([.B209];FIND(&quot;.&quot;;[.B209])); &quot;model_&quot;;  SUBSTITUTE([.B209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0];&quot;.&quot;;&quot;_&quot;); &quot;_&quot; ;RIGHT([.D210];LEN([.D210])-FIND(&quot;_&quot;;[.D210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5" table:formula="of:=CONCATENATE(LEFT([.B210];FIND(&quot;.&quot;;[.B210])); &quot;model_&quot;;  SUBSTITUTE([.B210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1];&quot;.&quot;;&quot;_&quot;); &quot;_&quot; ;RIGHT([.D211];LEN([.D211])-FIND(&quot;_&quot;;[.D211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5" table:formula="of:=CONCATENATE(LEFT([.B211];FIND(&quot;.&quot;;[.B211])); &quot;model_&quot;;  SUBSTITUTE([.B211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2];&quot;.&quot;;&quot;_&quot;); &quot;_&quot; ;RIGHT([.D212];LEN([.D212])-FIND(&quot;_&quot;;[.D212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5" table:formula="of:=CONCATENATE(LEFT([.B212];FIND(&quot;.&quot;;[.B212])); &quot;model_&quot;;  SUBSTITUTE([.B212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3];&quot;.&quot;;&quot;_&quot;); &quot;_&quot; ;RIGHT([.D213];LEN([.D213])-FIND(&quot;_&quot;;[.D213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5" table:formula="of:=CONCATENATE(LEFT([.B213];FIND(&quot;.&quot;;[.B213])); &quot;model_&quot;;  SUBSTITUTE([.B213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4];&quot;.&quot;;&quot;_&quot;); &quot;_&quot; ;RIGHT([.D214];LEN([.D214])-FIND(&quot;_&quot;;[.D214]))          )" office:value-type="string" office:string-value="access_kemas_collaborator_work_completed_kemas_librarian">
            <text:p>access_kemas_collaborator_work_completed_kemas_librarian</text:p>
          </table:table-cell>
          <table:table-cell office:value-type="string">
            <text:p>kemas.collaborator.work.completed</text:p>
          </table:table-cell>
          <table:table-cell table:style-name="ce5" table:formula="of:=CONCATENATE(LEFT([.B214];FIND(&quot;.&quot;;[.B214])); &quot;model_&quot;;  SUBSTITUTE([.B214];&quot;.&quot;;&quot;_&quot;)          )" office:value-type="string" office:string-value="kemas.model_kemas_collaborator_work_completed">
            <text:p>kemas.model_kemas_collaborator_work_completed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5];&quot;.&quot;;&quot;_&quot;); &quot;_&quot; ;RIGHT([.D215];LEN([.D215])-FIND(&quot;_&quot;;[.D215]))          )" office:value-type="string" office:string-value="access_kemas_collaborator_work_kemas_librarian">
            <text:p>access_kemas_collaborator_work_kemas_librarian</text:p>
          </table:table-cell>
          <table:table-cell office:value-type="string">
            <text:p>kemas.collaborator.work</text:p>
          </table:table-cell>
          <table:table-cell table:style-name="ce5" table:formula="of:=CONCATENATE(LEFT([.B215];FIND(&quot;.&quot;;[.B215])); &quot;model_&quot;;  SUBSTITUTE([.B215];&quot;.&quot;;&quot;_&quot;)          )" office:value-type="string" office:string-value="kemas.model_kemas_collaborator_work">
            <text:p>kemas.model_kemas_collaborator_work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6];&quot;.&quot;;&quot;_&quot;); &quot;_&quot; ;RIGHT([.D216];LEN([.D216])-FIND(&quot;_&quot;;[.D216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5" table:formula="of:=CONCATENATE(LEFT([.B216];FIND(&quot;.&quot;;[.B216])); &quot;model_&quot;;  SUBSTITUTE([.B216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7];&quot;.&quot;;&quot;_&quot;); &quot;_&quot; ;RIGHT([.D217];LEN([.D217])-FIND(&quot;_&quot;;[.D217]))          )" office:value-type="string" office:string-value="access_kemas_school4d_stage_kemas_librarian">
            <text:p>access_kemas_school4d_stage_kemas_libraria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17];FIND(&quot;.&quot;;[.B217])); &quot;model_&quot;;  SUBSTITUTE([.B217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8];&quot;.&quot;;&quot;_&quot;); &quot;_&quot; ;RIGHT([.D218];LEN([.D218])-FIND(&quot;_&quot;;[.D218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5" table:formula="of:=CONCATENATE(LEFT([.B218];FIND(&quot;.&quot;;[.B218])); &quot;model_&quot;;  SUBSTITUTE([.B218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219];&quot;.&quot;;&quot;_&quot;); &quot;_&quot; ;RIGHT([.D219];LEN([.D219])-FIND(&quot;_&quot;;[.D219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5" table:formula="of:=CONCATENATE(LEFT([.B219];FIND(&quot;.&quot;;[.B219])); &quot;model_&quot;;  SUBSTITUTE([.B219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16"/>
          <table:table-cell table:number-columns-repeated="1013"/>
        </table:table-row>
        <table:table-row table:style-name="ro4">
          <table:table-cell table:style-name="ce5" table:formula="of:=CONCATENATE( &quot;access_&quot;;  SUBSTITUTE([.B220];&quot;.&quot;;&quot;_&quot;); &quot;_&quot; ;RIGHT([.D220];LEN([.D220])-FIND(&quot;_&quot;;[.D220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5" table:formula="of:=CONCATENATE(LEFT([.B220];FIND(&quot;.&quot;;[.B220])); &quot;model_&quot;;  SUBSTITUTE([.B220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1];&quot;.&quot;;&quot;_&quot;); &quot;_&quot; ;RIGHT([.D221];LEN([.D221])-FIND(&quot;_&quot;;[.D221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5" table:formula="of:=CONCATENATE(LEFT([.B221];FIND(&quot;.&quot;;[.B221])); &quot;model_&quot;;  SUBSTITUTE([.B221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2];&quot;.&quot;;&quot;_&quot;); &quot;_&quot; ;RIGHT([.D222];LEN([.D222])-FIND(&quot;_&quot;;[.D222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5" table:formula="of:=CONCATENATE(LEFT([.B222];FIND(&quot;.&quot;;[.B222])); &quot;model_&quot;;  SUBSTITUTE([.B222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3];&quot;.&quot;;&quot;_&quot;); &quot;_&quot; ;RIGHT([.D223];LEN([.D223])-FIND(&quot;_&quot;;[.D223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5" table:formula="of:=CONCATENATE(LEFT([.B223];FIND(&quot;.&quot;;[.B223])); &quot;model_&quot;;  SUBSTITUTE([.B223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4];&quot;.&quot;;&quot;_&quot;); &quot;_&quot; ;RIGHT([.D224];LEN([.D224])-FIND(&quot;_&quot;;[.D224]))          )" office:value-type="string" office:string-value="access_kemas_recording_series_kemas_librarian">
            <text:p>access_kemas_recording_series_kemas_libraria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24];FIND(&quot;.&quot;;[.B224])); &quot;model_&quot;;  SUBSTITUTE([.B224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5];&quot;.&quot;;&quot;_&quot;); &quot;_&quot; ;RIGHT([.D225];LEN([.D225])-FIND(&quot;_&quot;;[.D225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5" table:formula="of:=CONCATENATE(LEFT([.B225];FIND(&quot;.&quot;;[.B225])); &quot;model_&quot;;  SUBSTITUTE([.B225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6];&quot;.&quot;;&quot;_&quot;); &quot;_&quot; ;RIGHT([.D226];LEN([.D226])-FIND(&quot;_&quot;;[.D226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5" table:formula="of:=CONCATENATE(LEFT([.B226];FIND(&quot;.&quot;;[.B226])); &quot;model_&quot;;  SUBSTITUTE([.B226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7];&quot;.&quot;;&quot;_&quot;); &quot;_&quot; ;RIGHT([.D227];LEN([.D227])-FIND(&quot;_&quot;;[.D227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5" table:formula="of:=CONCATENATE(LEFT([.B227];FIND(&quot;.&quot;;[.B227])); &quot;model_&quot;;  SUBSTITUTE([.B227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8];&quot;.&quot;;&quot;_&quot;); &quot;_&quot; ;RIGHT([.D228];LEN([.D228])-FIND(&quot;_&quot;;[.D228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5" table:formula="of:=CONCATENATE(LEFT([.B228];FIND(&quot;.&quot;;[.B228])); &quot;model_&quot;;  SUBSTITUTE([.B228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9];&quot;.&quot;;&quot;_&quot;); &quot;_&quot; ;RIGHT([.D229];LEN([.D229])-FIND(&quot;_&quot;;[.D229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5" table:formula="of:=CONCATENATE(LEFT([.B229];FIND(&quot;.&quot;;[.B229])); &quot;model_&quot;;  SUBSTITUTE([.B229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0];&quot;.&quot;;&quot;_&quot;); &quot;_&quot; ;RIGHT([.D230];LEN([.D230])-FIND(&quot;_&quot;;[.D230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5" table:formula="of:=CONCATENATE(LEFT([.B230];FIND(&quot;.&quot;;[.B230])); &quot;model_&quot;;  SUBSTITUTE([.B230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1];&quot;.&quot;;&quot;_&quot;); &quot;_&quot; ;RIGHT([.D231];LEN([.D231])-FIND(&quot;_&quot;;[.D231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5" table:formula="of:=CONCATENATE(LEFT([.B231];FIND(&quot;.&quot;;[.B231])); &quot;model_&quot;;  SUBSTITUTE([.B231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2];&quot;.&quot;;&quot;_&quot;); &quot;_&quot; ;RIGHT([.D232];LEN([.D232])-FIND(&quot;_&quot;;[.D232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5" table:formula="of:=CONCATENATE(LEFT([.B232];FIND(&quot;.&quot;;[.B232])); &quot;model_&quot;;  SUBSTITUTE([.B232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3];&quot;.&quot;;&quot;_&quot;); &quot;_&quot; ;RIGHT([.D233];LEN([.D233])-FIND(&quot;_&quot;;[.D233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5" table:formula="of:=CONCATENATE(LEFT([.B233];FIND(&quot;.&quot;;[.B233])); &quot;model_&quot;;  SUBSTITUTE([.B233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4];&quot;.&quot;;&quot;_&quot;); &quot;_&quot; ;RIGHT([.D234];LEN([.D234])-FIND(&quot;_&quot;;[.D234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5" table:formula="of:=CONCATENATE(LEFT([.B234];FIND(&quot;.&quot;;[.B234])); &quot;model_&quot;;  SUBSTITUTE([.B234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5];&quot;.&quot;;&quot;_&quot;); &quot;_&quot; ;RIGHT([.D235];LEN([.D235])-FIND(&quot;_&quot;;[.D235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35];FIND(&quot;.&quot;;[.B235])); &quot;model_&quot;;  SUBSTITUTE([.B235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6];&quot;.&quot;;&quot;_&quot;); &quot;_&quot; ;RIGHT([.D236];LEN([.D236])-FIND(&quot;_&quot;;[.D236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5" table:formula="of:=CONCATENATE(LEFT([.B236];FIND(&quot;.&quot;;[.B236])); &quot;model_&quot;;  SUBSTITUTE([.B236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7];&quot;.&quot;;&quot;_&quot;); &quot;_&quot; ;RIGHT([.D237];LEN([.D237])-FIND(&quot;_&quot;;[.D237]))          )" office:value-type="string" office:string-value="access_kemas_web_site_kemas_librarian">
            <text:p>access_kemas_web_site_kemas_libraria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237];FIND(&quot;.&quot;;[.B237])); &quot;model_&quot;;  SUBSTITUTE([.B237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8];&quot;.&quot;;&quot;_&quot;); &quot;_&quot; ;RIGHT([.D238];LEN([.D238])-FIND(&quot;_&quot;;[.D238]))          )" office:value-type="string" office:string-value="access_kemas_collaborator_web_site_kemas_librarian">
            <text:p>access_kemas_collaborator_web_site_kemas_libraria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238];FIND(&quot;.&quot;;[.B238])); &quot;model_&quot;;  SUBSTITUTE([.B238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9];&quot;.&quot;;&quot;_&quot;); &quot;_&quot; ;RIGHT([.D239];LEN([.D239])-FIND(&quot;_&quot;;[.D239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5" table:formula="of:=CONCATENATE(LEFT([.B239];FIND(&quot;.&quot;;[.B239])); &quot;model_&quot;;  SUBSTITUTE([.B239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0];&quot;.&quot;;&quot;_&quot;); &quot;_&quot; ;RIGHT([.D240];LEN([.D240])-FIND(&quot;_&quot;;[.D240]))          )" office:value-type="string" office:string-value="access_kemas_team_kemas_librarian">
            <text:p>access_kemas_team_kemas_libraria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40];FIND(&quot;.&quot;;[.B240])); &quot;model_&quot;;  SUBSTITUTE([.B240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2-05T19:37:39</dc:date>
    <dc:creator>edgar </dc:creator>
    <meta:editing-duration>PT18H8M9S</meta:editing-duration>
    <meta:editing-cycles>175</meta:editing-cycles>
    <meta:document-statistic meta:table-count="2" meta:cell-count="4768" meta:object-count="0"/>
  </office:meta>
</office:document-meta>
</file>